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Times New Roman" style:font-name-asian="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GB"/>
    </style:style>
    <style:style style:name="T2"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fo:language="en" fo:country="GB"/>
    </style:style>
    <style:style style:name="P3" style:parent-style-name="ListParagraph" style:list-style-name="LFO1" style:family="paragraph"/>
    <style:style style:name="T4" style:parent-style-name="DefaultParagraphFont" style:family="text">
      <style:text-properties style:font-name="Times New Roman" style:font-name-asian="Times New Roman" style:font-name-complex="Times New Roman" fo:font-size="12pt" style:font-size-asian="12pt" style:font-size-complex="12pt" fo:language="en" fo:country="GB"/>
    </style:style>
    <style:style style:name="P5" style:parent-style-name="ListParagraph" style:list-style-name="LFO1" style:family="paragraph"/>
    <style:style style:name="T6" style:parent-style-name="DefaultParagraphFont" style:family="text">
      <style:text-properties style:font-name="Times New Roman" style:font-name-asian="Times New Roman" style:font-name-complex="Times New Roman" fo:font-size="12pt" style:font-size-asian="12pt" style:font-size-complex="12pt" fo:language="en" fo:country="GB"/>
    </style:style>
    <style:style style:name="P7" style:parent-style-name="ListParagraph" style:list-style-name="LFO1" style:family="paragraph"/>
    <style:style style:name="T8" style:parent-style-name="DefaultParagraphFont" style:family="text">
      <style:text-properties style:font-name="Times New Roman" style:font-name-asian="Times New Roman" style:font-name-complex="Times New Roman" fo:font-size="12pt" style:font-size-asian="12pt" style:font-size-complex="12pt" fo:language="en" fo:country="GB"/>
    </style:style>
    <style:style style:name="P9" style:parent-style-name="ListParagraph" style:list-style-name="LFO1" style:family="paragraph"/>
    <style:style style:name="T10" style:parent-style-name="DefaultParagraphFont" style:family="text">
      <style:text-properties style:font-name="Times New Roman" style:font-name-asian="Times New Roman" style:font-name-complex="Times New Roman" fo:font-size="12pt" style:font-size-asian="12pt" style:font-size-complex="12pt" fo:language="en" fo:country="GB"/>
    </style:style>
    <style:style style:name="P11" style:parent-style-name="Normal" style:family="paragraph">
      <style:text-properties style:font-name="Times New Roman" style:font-name-complex="Times New Roman"/>
    </style:style>
    <style:style style:name="P12" style:parent-style-name="Normal" style:family="paragraph">
      <style:text-properties style:font-name="Times New Roman" style:font-name-complex="Times New Roman" fo:font-size="12pt" style:font-size-asian="12pt" style:font-size-complex="12pt"/>
    </style:style>
    <style:style style:name="T13" style:parent-style-name="DefaultParagraphFont" style:family="text">
      <style:text-properties style:font-name="Times New Roman" style:font-name-complex="Times New Roman" fo:font-weight="bold" style:font-weight-asian="bold" style:font-weight-complex="bold" fo:font-size="14pt" style:font-size-asian="14pt" style:text-underline-type="single" style:text-underline-style="solid" style:text-underline-width="auto" style:text-underline-mode="continuous"/>
    </style:style>
    <style:style style:name="T14" style:parent-style-name="DefaultParagraphFont" style:family="text">
      <style:text-properties style:font-name="Times New Roman" style:font-name-complex="Times New Roman" style:text-underline-type="single" style:text-underline-style="solid" style:text-underline-width="auto" style:text-underline-mode="continuous"/>
    </style:style>
    <style:style style:name="T15" style:parent-style-name="DefaultParagraphFont" style:family="text">
      <style:text-properties style:font-name="Times New Roman" style:font-name-complex="Times New Roman"/>
    </style:style>
    <style:style style:name="T16" style:parent-style-name="DefaultParagraphFont" style:family="text">
      <style:text-properties style:font-name="Times New Roman" style:font-name-complex="Times New Roman"/>
    </style:style>
    <style:style style:name="T17" style:parent-style-name="DefaultParagraphFont" style:family="text">
      <style:text-properties style:font-name="Times New Roman" style:font-name-complex="Times New Roman"/>
    </style:style>
    <style:style style:name="T18" style:parent-style-name="DefaultParagraphFont" style:family="text">
      <style:text-properties style:font-name="Times New Roman" style:font-name-complex="Times New Roman" style:text-underline-type="single" style:text-underline-style="solid" style:text-underline-width="auto" style:text-underline-mode="continuous"/>
    </style:style>
    <style:style style:name="T19" style:parent-style-name="DefaultParagraphFont" style:family="text">
      <style:text-properties style:font-name="Times New Roman" style:font-name-complex="Times New Roman"/>
    </style:style>
    <style:style style:name="T20" style:parent-style-name="DefaultParagraphFont" style:family="text">
      <style:text-properties style:font-name="Times New Roman" style:font-name-complex="Times New Roman"/>
    </style:style>
    <style:style style:name="T21" style:parent-style-name="DefaultParagraphFont" style:family="text">
      <style:text-properties style:font-name="Times New Roman" style:font-name-complex="Times New Roman" style:text-underline-type="single" style:text-underline-style="solid" style:text-underline-width="auto" style:text-underline-mode="continuous"/>
    </style:style>
    <style:style style:name="T22" style:parent-style-name="DefaultParagraphFont" style:family="text">
      <style:text-properties style:font-name="Times New Roman" style:font-name-complex="Times New Roman"/>
    </style:style>
    <style:style style:name="T23" style:parent-style-name="DefaultParagraphFont" style:family="text">
      <style:text-properties style:font-name="Times New Roman" style:font-name-complex="Times New Roman"/>
    </style:style>
    <style:style style:name="T24" style:parent-style-name="DefaultParagraphFont" style:family="text">
      <style:text-properties style:font-name="Times New Roman" style:font-name-complex="Times New Roman" style:text-underline-type="single" style:text-underline-style="solid" style:text-underline-width="auto" style:text-underline-mode="continuous"/>
    </style:style>
    <style:style style:name="T25" style:parent-style-name="DefaultParagraphFont" style:family="text">
      <style:text-properties style:font-name="Times New Roman" style:font-name-complex="Times New Roman"/>
    </style:style>
    <style:style style:name="T26" style:parent-style-name="DefaultParagraphFont" style:family="text">
      <style:text-properties style:font-name="Times New Roman" style:font-name-complex="Times New Roman"/>
    </style:style>
    <style:style style:name="P27" style:parent-style-name="Normal" style:family="paragraph">
      <style:text-properties style:font-name="Times New Roman" style:font-name-complex="Times New Roman" fo:font-size="12pt" style:font-size-asian="12pt" style:font-size-complex="12pt"/>
    </style:style>
    <style:style style:name="P28" style:parent-style-name="Normal" style:family="paragraph">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9" style:parent-style-name="ListParagraph" style:list-style-name="LFO2" style:family="paragraph"/>
    <style:style style:name="T30" style:parent-style-name="DefaultParagraphFont" style:family="text">
      <style:text-properties style:font-name="Times New Roman" style:font-name-complex="Times New Roman"/>
    </style:style>
    <style:style style:name="T31" style:parent-style-name="DefaultParagraphFont" style:family="text">
      <style:text-properties style:font-name="Times New Roman" style:font-name-complex="Times New Roman"/>
    </style:style>
    <style:style style:name="P32" style:parent-style-name="ListParagraph" style:list-style-name="LFO2" style:family="paragraph"/>
    <style:style style:name="T33" style:parent-style-name="DefaultParagraphFont" style:family="text">
      <style:text-properties style:font-name="Times New Roman" style:font-name-complex="Times New Roman"/>
    </style:style>
    <style:style style:name="P34" style:parent-style-name="ListParagraph" style:list-style-name="LFO2" style:family="paragraph"/>
    <style:style style:name="T35" style:parent-style-name="DefaultParagraphFont" style:family="text">
      <style:text-properties style:font-name="Times New Roman" style:font-name-complex="Times New Roman"/>
    </style:style>
    <style:style style:name="T36" style:parent-style-name="DefaultParagraphFont" style:family="text">
      <style:text-properties style:font-name="Times New Roman" style:font-name-complex="Times New Roman"/>
    </style:style>
    <style:style style:name="P37" style:parent-style-name="Normal" style:family="paragraph">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8" style:parent-style-name="ListParagraph" style:list-style-name="LFO3" style:family="paragraph">
      <style:text-properties style:font-name="Times New Roman" style:font-name-complex="Times New Roman"/>
    </style:style>
    <style:style style:name="P39" style:parent-style-name="ListParagraph" style:list-style-name="LFO3" style:family="paragraph">
      <style:text-properties style:font-name="Times New Roman" style:font-name-complex="Times New Roman"/>
    </style:style>
    <style:style style:name="P40" style:parent-style-name="ListParagraph" style:list-style-name="LFO3" style:family="paragraph">
      <style:text-properties style:font-name="Times New Roman" style:font-name-complex="Times New Roman"/>
    </style:style>
    <style:style style:name="P41" style:parent-style-name="Normal" style:family="paragraph">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2" style:parent-style-name="ListParagraph" style:list-style-name="LFO4" style:family="paragraph">
      <style:paragraph-properties style:vertical-align="auto" fo:line-height="103%"/>
      <style:text-properties fo:hyphenate="true"/>
    </style:style>
    <style:style style:name="T43" style:parent-style-name="DefaultParagraphFont" style:family="text">
      <style:text-properties style:font-name="Times New Roman" style:font-name-complex="Times New Roman" fo:font-size="12pt" style:font-size-asian="12pt" style:font-size-complex="12pt"/>
    </style:style>
    <style:style style:name="T44" style:parent-style-name="DefaultParagraphFont" style:family="text">
      <style:text-properties style:font-name="Times New Roman" style:font-name-complex="Times New Roman" fo:font-size="12pt" style:font-size-asian="12pt" style:font-size-complex="12pt"/>
    </style:style>
    <style:style style:name="P45" style:parent-style-name="ListParagraph" style:list-style-name="LFO4" style:family="paragraph">
      <style:paragraph-properties style:vertical-align="auto" fo:line-height="103%"/>
      <style:text-properties style:font-name="Times New Roman" style:font-name-complex="Times New Roman" fo:font-size="12pt" style:font-size-asian="12pt" style:font-size-complex="12pt" fo:hyphenate="true"/>
    </style:style>
    <style:style style:name="P46" style:parent-style-name="ListParagraph" style:list-style-name="LFO4" style:family="paragraph">
      <style:paragraph-properties style:vertical-align="auto" fo:line-height="103%"/>
      <style:text-properties style:font-name="Times New Roman" style:font-name-complex="Times New Roman" fo:font-size="12pt" style:font-size-asian="12pt" style:font-size-complex="12pt" fo:hyphenate="true"/>
    </style:style>
    <style:style style:name="P47" style:parent-style-name="Normal" style:family="paragraph">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8" style:parent-style-name="ListParagraph" style:list-style-name="LFO5" style:family="paragraph">
      <style:text-properties style:font-name="Times New Roman" style:font-name-complex="Times New Roman" fo:font-size="12pt" style:font-size-asian="12pt" style:font-size-complex="12pt"/>
    </style:style>
    <style:style style:name="P49" style:parent-style-name="ListParagraph" style:list-style-name="LFO5" style:family="paragraph">
      <style:text-properties style:font-name="Times New Roman" style:font-name-complex="Times New Roman" fo:font-size="12pt" style:font-size-asian="12pt" style:font-size-complex="12pt"/>
    </style:style>
    <style:style style:name="P50" style:parent-style-name="ListParagraph" style:list-style-name="LFO5" style:family="paragraph"/>
    <style:style style:name="T51" style:parent-style-name="DefaultParagraphFont" style:family="text">
      <style:text-properties style:font-name="Times New Roman" style:font-name-complex="Times New Roman" fo:font-size="12pt" style:font-size-asian="12pt" style:font-size-complex="12pt"/>
    </style:style>
    <style:style style:name="T52" style:parent-style-name="DefaultParagraphFont" style:family="text">
      <style:text-properties style:font-name="Times New Roman" style:font-name-complex="Times New Roman" fo:font-size="12pt" style:font-size-asian="12pt" style:font-size-complex="12pt"/>
    </style:style>
  </office:automatic-styles>
  <office:body>
    <office:text text:use-soft-page-breaks="true">
      <text:p text:style-name="P1">Introduction to Web Development</text:p>
      <text:p text:style-name="Normal"><text:span text:style-name="T2">Group Assessment (DT354-1):</text:span></text:p>
      <text:list text:style-name="LFO1" text:continue-numbering="true">
        <text:list-item>
          <text:p text:style-name="P3"><text:span text:style-name="T4">Megan Cash C19317723</text:span></text:p>
        </text:list-item>
        <text:list-item>
          <text:p text:style-name="P5"><text:span text:style-name="T6">Darren O’Donnell C19313413</text:span></text:p>
        </text:list-item>
        <text:list-item>
          <text:p text:style-name="P7"><text:span text:style-name="T8">Asma Soomro C19303196</text:span></text:p>
        </text:list-item>
        <text:list-item>
          <text:p text:style-name="P9"><text:span text:style-name="T10">Devano Jose C19312821</text:span></text:p>
        </text:list-item>
      </text:list>
      <text:p text:style-name="Normal"/>
      <text:p text:style-name="P11">Our group decided that we were<text:s/>going to base our website on films. We wanted it to act as a website like IMDB. We each chose a genre that we were each going to do three different films on. For the first page we used drop down boxes for each genre so that the user could select what film<text:s/>they wanted to view. Each web page would display an image of the movie, the movie title and details such as the age rating, length of the film, the genre, the director, a brief summary of the movie and the cast. We discussed and came to the decision that we wanted each page in the same layout. We wanted each page easy to read, consistent and structured well. On the film pages we used black text on a<text:s/>lightly coloured repeating background, these are different for each genre, we found this effective as it helped the writing stand out and easy to follow<text:s/>as well as making it clear that each section is separate to the rest.<text:s/></text:p>
      <text:p text:style-name="P12">The div element was used for the layout of each page. <text:s/>Each page was divided into sections using class attributes. The first section would contain the movie title, director, movie poster, age rating, length of film, genre and IMDB rating. The second section would be<text:s/>a paragraph explaining the summary of the movie. The third section was a picture of the actor, the actor’s screen name and real name. We would do<text:s/>eight<text:s/>different characters for each page.</text:p>
      <text:p text:style-name="Normal"><text:span text:style-name="T13">HTML Page Explanation<text:s/></text:span></text:p>
      <text:p text:style-name="Normal"><text:span text:style-name="T14">Styles.css</text:span><text:span text:style-name="T15"><text:s/>- This page is used for designing a</text:span><text:span text:style-name="T16">ll the different sections of the project. It has code for the banner and drop-down menu, along with all the text formatting code. For the drop-down menu I made a new tag called “select” to define characteristics to the selection menu of the drop-down syste</text:span><text:span text:style-name="T17">m. The “big” tag is used for the enlarged IMDB rating, this was necessary because I couldn’t use the h1 tag as that relocates the information onto a new line.<text:s/></text:span></text:p>
      <text:p text:style-name="Normal"><text:span text:style-name="T18">Rowcols.css</text:span><text:span text:style-name="T19"><text:s/>– This page is to be used for structuring the webpages. The layout of each webpage c</text:span><text:span text:style-name="T20">onsists of 2 columns and many rows, these have different sizes and uses which requires separate styling classes for defining them. This file also has the styling for the background patterns along with the styling for the images.</text:span></text:p>
      <text:p text:style-name="Normal"><text:span text:style-name="T21">Movies.html</text:span><text:span text:style-name="T22"><text:s/>– This page<text:s/></text:span><text:span text:style-name="T23">contains the genres of films; Animation, Horror, Action and Adventure. Inside these genres, there are 3 movies. The movie layout is replicated through-out the genres, by having a consistent feel to the page, it looks more professional.</text:span></text:p>
      <text:p text:style-name="Normal"><text:span text:style-name="T24">Movies.js</text:span><text:span text:style-name="T25"><text:s/>– This fil</text:span><text:span text:style-name="T26">e is used for the actions associated with the drop-down selection, this is done by showing the selected section of the web page and hides all other sections.</text:span></text:p>
      <text:p text:style-name="P27"/>
      <text:p text:style-name="P28">Animation- by Megan Cash<text:s/></text:p>
      <text:list text:style-name="LFO2" text:continue-numbering="true">
        <text:list-item>
          <text:p text:style-name="P29"><text:span text:style-name="T30">The Lion King- This page gives details of the first Disney animation of</text:span><text:span text:style-name="T31"><text:s/>The Lion King released in 1994 directed by Rob Minkoff &amp; Roger Allers.</text:span></text:p>
        </text:list-item>
        <text:list-item>
          <text:p text:style-name="P32"><text:span text:style-name="T33">Monsters Inc- This page contains the details about Pixar’s Monsters Inc which was released in 2001, directed by Pete Docter.</text:span></text:p>
        </text:list-item>
        <text:list-item>
          <text:p text:style-name="P34"><text:span text:style-name="T35">Finding Nemo- This page contains details of Pixar’s animati</text:span><text:span text:style-name="T36">on Finding Nemo which was released in 2003, directed by Andrew Stanton.</text:span></text:p>
        </text:list-item>
      </text:list>
      <text:p text:style-name="P37">Horror- by Devano Jose</text:p>
      <text:list text:style-name="LFO3" text:continue-numbering="true">
        <text:list-item>
          <text:p text:style-name="P38">It- This page contains details about the film It based on Stephen Kings novel, it was released in 2017 and directed by Andy Muschietti.</text:p>
        </text:list-item>
        <text:list-item>
          <text:p text:style-name="P39">Get Out- This page<text:s/>contains details about the film Get out, released in 2017 by the director Jordan Peele.</text:p>
        </text:list-item>
        <text:list-item>
          <text:p text:style-name="P40">The Conjuring- This page contains details about the film The Conjuring, released in 2013 by James Wan.</text:p>
        </text:list-item>
      </text:list>
      <text:p text:style-name="P41">Adventure- by Darren O’Donnell</text:p>
      <text:list text:style-name="LFO4" text:continue-numbering="true">
        <text:list-item>
          <text:p text:style-name="P42"><text:span text:style-name="T43">Harry Potter – This page contains<text:s/></text:span><text:span text:style-name="T44">the details about the first harry potter film, Harry Potter and The Sorcerer’s Stone, directed by Chris Columbus.</text:span></text:p>
        </text:list-item>
        <text:list-item>
          <text:p text:style-name="P45">The Lord of the Rings - This page contains the details about the first Lord of the rings film, The Fellowship of the Ring, directed by Peter Jackson.</text:p>
        </text:list-item>
        <text:list-item>
          <text:p text:style-name="P46">How to Train Your Dragon - This page contains the details about the first How To Train Your Dragon film which is directed by Dean DeBlois &amp; Chris Sanders.</text:p>
        </text:list-item>
      </text:list>
      <text:p text:style-name="P47">Action- by Asma Soomro</text:p>
      <text:list text:style-name="LFO5" text:continue-numbering="true">
        <text:list-item>
          <text:p text:style-name="P48">Taken- This page contains the details about the first Taken film, released in 2008 by the director Pierre Morel.</text:p>
        </text:list-item>
        <text:list-item>
          <text:p text:style-name="P49">Mission Impossible- This page contains the details about the first Mission Impossible film, released in 1996, by the director Brian De Palma.</text:p>
        </text:list-item>
        <text:list-item>
          <text:p text:style-name="P50"><text:span text:style-name="T51">The Fast and the Furious- This page contains the details about the firs</text:span><text:span text:style-name="T52">t The Fast and the Furious film, released in 2001, by the director Rob Cohen.</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paragraph-properties fo:line-height="102%"/>
      <style:text-properties style:font-name-complex="Arial" fo:language="en" fo:country="U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egan Cash</meta:initial-creator>
    <dc:creator>Darren</dc:creator>
    <meta:creation-date>2020-04-07T22:40:00Z</meta:creation-date>
    <dc:date>2020-04-14T07:00:00Z</dc:date>
    <meta:template xlink:href="Normal.dotm" xlink:type="simple"/>
    <meta:editing-cycles>9</meta:editing-cycles>
    <meta:editing-duration>PT5100S</meta:editing-duration>
    <meta:document-statistic meta:page-count="2" meta:paragraph-count="8" meta:word-count="668" meta:character-count="4468" meta:row-count="31" meta:non-whitespace-character-count="3808"/>
  </office:meta>
</office:document-meta>
</file>